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Tlwg Typist" svg:font-family="'Tlwg Typist'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9.102cm" table:align="margins"/>
    </style:style>
    <style:style style:name="Table2.A" style:family="table-column">
      <style:table-column-properties style:column-width="4.551cm" style:rel-column-width="32767*"/>
    </style:style>
    <style:style style:name="Table2.B" style:family="table-column">
      <style:table-column-properties style:column-width="4.551cm" style:rel-column-width="32768*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9.102cm" table:align="margins"/>
    </style:style>
    <style:style style:name="Table1.A" style:family="table-column">
      <style:table-column-properties style:column-width="2.711cm" style:rel-column-width="19525*"/>
    </style:style>
    <style:style style:name="Table1.B" style:family="table-column">
      <style:table-column-properties style:column-width="6.391cm" style:rel-column-width="46010*"/>
    </style:style>
    <style:style style:name="Table1.A1" style:family="table-cell">
      <style:table-cell-properties fo:padding="0.097cm" fo:border="none"/>
    </style:style>
    <style:style style:name="Table9" style:family="table">
      <style:table-properties style:width="9.102cm" table:align="margins"/>
    </style:style>
    <style:style style:name="Table9.A" style:family="table-column">
      <style:table-column-properties style:column-width="3.034cm" style:rel-column-width="21845*"/>
    </style:style>
    <style:style style:name="Table9.A1" style:family="table-cell">
      <style:table-cell-properties fo:padding="0.097cm" fo:border="none"/>
    </style:style>
    <style:style style:name="Table4" style:family="table">
      <style:table-properties style:width="9.102cm" table:align="margins"/>
    </style:style>
    <style:style style:name="Table4.A" style:family="table-column">
      <style:table-column-properties style:column-width="3.704cm" style:rel-column-width="26671*"/>
    </style:style>
    <style:style style:name="Table4.B" style:family="table-column">
      <style:table-column-properties style:column-width="0.979cm" style:rel-column-width="7048*"/>
    </style:style>
    <style:style style:name="Table4.C" style:family="table-column">
      <style:table-column-properties style:column-width="3.572cm" style:rel-column-width="25718*"/>
    </style:style>
    <style:style style:name="Table4.D" style:family="table-column">
      <style:table-column-properties style:column-width="0.847cm" style:rel-column-width="6098*"/>
    </style:style>
    <style:style style:name="Table4.A1" style:family="table-cell">
      <style:table-cell-properties fo:padding="0.097cm" fo:border="none"/>
    </style:style>
    <style:style style:name="Table3" style:family="table">
      <style:table-properties style:width="9.102cm" table:align="margins"/>
    </style:style>
    <style:style style:name="Table3.A" style:family="table-column">
      <style:table-column-properties style:column-width="4.763cm" style:rel-column-width="34291*"/>
    </style:style>
    <style:style style:name="Table3.B" style:family="table-column">
      <style:table-column-properties style:column-width="4.339cm" style:rel-column-width="31244*"/>
    </style:style>
    <style:style style:name="Table3.A1" style:family="table-cell">
      <style:table-cell-properties fo:padding="0.097cm" fo:border="none"/>
    </style:style>
    <style:style style:name="Table8" style:family="table">
      <style:table-properties style:width="9.102cm" table:align="margins"/>
    </style:style>
    <style:style style:name="Table8.A" style:family="table-column">
      <style:table-column-properties style:column-width="4.551cm" style:rel-column-width="32767*"/>
    </style:style>
    <style:style style:name="Table8.B" style:family="table-column">
      <style:table-column-properties style:column-width="4.551cm" style:rel-column-width="32768*"/>
    </style:style>
    <style:style style:name="Table8.A1" style:family="table-cell">
      <style:table-cell-properties fo:padding="0.097cm" fo:border="none"/>
    </style:style>
    <style:style style:name="Table5" style:family="table">
      <style:table-properties style:width="9.102cm" table:align="margins"/>
    </style:style>
    <style:style style:name="Table5.A" style:family="table-column">
      <style:table-column-properties style:column-width="4.551cm" style:rel-column-width="32767*"/>
    </style:style>
    <style:style style:name="Table5.B" style:family="table-column">
      <style:table-column-properties style:column-width="4.551cm" style:rel-column-width="32768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9.102cm" table:align="margins"/>
    </style:style>
    <style:style style:name="Table6.A" style:family="table-column">
      <style:table-column-properties style:column-width="3.034cm" style:rel-column-width="21845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9.102cm" table:align="margins"/>
    </style:style>
    <style:style style:name="Table7.A" style:family="table-column">
      <style:table-column-properties style:column-width="3.034cm" style:rel-column-width="21845*"/>
    </style:style>
    <style:style style:name="Table7.A1" style:family="table-cell">
      <style:table-cell-properties fo:padding="0.097cm" fo:border="none"/>
    </style:style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Code">
      <style:text-properties fo:font-style="italic" style:font-style-asian="italic" style:font-style-complex="italic"/>
    </style:style>
    <style:style style:name="P3" style:family="paragraph" style:parent-style-name="Code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end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Heading_20_2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Heading_20_2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font-name="DejaVu Sans" style:font-name-asian="DejaVu Sans" style:font-name-complex="DejaVu Sans"/>
    </style:style>
    <style:style style:name="T9" style:family="text">
      <style:text-properties style:font-name="DejaVu Sans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T10" style:family="text">
      <style:text-properties style:font-name="DejaVu Sans" fo:font-weight="normal" style:font-name-asian="DejaVu Sans" style:font-weight-asian="normal" style:font-name-complex="DejaVu Sans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CL Reference Card</text:h>
      <text:h text:style-name="P7" text:outline-level="2">Function Syntax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Code"><text:span text:style-name="T4">{</text:span><text:span text:style-name="T1">FunctionName</text:span></text:p>
          </table:table-cell>
          <table:table-cell table:style-name="Table2.A1" office:value-type="string">
            <text:p text:style-name="P6">function associated with preceding object or location</text:p>
          </table:table-cell>
        </table:table-row>
        <table:table-row>
          <table:table-cell table:style-name="Table2.A1" office:value-type="string">
            <text:p text:style-name="Code"><text:span text:style-name="T4">{+</text:span><text:span text:style-name="T2">FunctionName</text:span></text:p>
          </table:table-cell>
          <table:table-cell table:style-name="Table2.A1" office:value-type="string">
            <text:p text:style-name="Table_20_Contents">global function</text:p>
          </table:table-cell>
        </table:table-row>
        <table:table-row>
          <table:table-cell table:style-name="Table2.A1" office:value-type="string">
            <text:p text:style-name="Code"><text:span text:style-name="T4">{*</text:span><text:span text:style-name="T2">FunctionName</text:span></text:p>
          </table:table-cell>
          <table:table-cell table:style-name="Table2.A1" office:value-type="string">
            <text:p text:style-name="Table_20_Contents">explicitly named function</text:p>
          </table:table-cell>
        </table:table-row>
        <table:table-row>
          <table:table-cell table:style-name="Table2.A1" office:value-type="string">
            <text:p text:style-name="P1">}</text:p>
          </table:table-cell>
          <table:table-cell table:style-name="Table2.A1" office:value-type="string">
            <text:p text:style-name="Table_20_Contents">closes a function</text:p>
          </table:table-cell>
        </table:table-row>
        <table:table-row>
          <table:table-cell table:style-name="Table2.A1" office:value-type="string">
            <text:p text:style-name="Code"><text:span text:style-name="T4">execute</text:span> Function<text:span text:style-name="T4">&lt;</text:span>arg0<text:span text:style-name="T4">&lt;</text:span>arg1<text:span text:style-name="T8">…</text:span></text:p>
          </table:table-cell>
          <table:table-cell table:style-name="Table2.A1" office:value-type="string">
            <text:p text:style-name="Table_20_Contents">passing arguments to a function</text:p>
          </table:table-cell>
        </table:table-row>
      </table:table>
      <text:h text:style-name="P8" text:outline-level="2">Functions Called by the Interpreter</text:h>
      <text:p text:style-name="P4">The following three lists detail all the functions called after an in-game command is issued: </text:p>
      <text:p text:style-name="Code_20_Heading"><text:span text:style-name="T7">grammar</text:span><text:span text:style-name="T6"> </text:span><text:span text:style-name="T3">verb</text:span><text:span text:style-name="T6"> </text:span><text:span text:style-name="T7">&gt;</text:span><text:span text:style-name="T3">CoreFunction</text:span><text:span text:style-name="T6"> </text:span></text:p>
      <text:p text:style-name="Text_20_body"><text:span text:style-name="T6"><text:s text:c="3"/>1. The interpreter attempts to execute the function </text:span><text:span text:style-name="T7">+before_</text:span><text:span text:style-name="T3">CoreFunction</text:span><text:span text:style-name="T6">. If this function exists and does not exist issue a break false command, execution will skip directly to </text:span><text:span text:style-name="T7">+after_</text:span><text:span text:style-name="T3">CoreFunction</text:span><text:span text:style-name="T6">. </text:span></text:p>
      <text:p text:style-name="Text_20_body"><text:span text:style-name="T6"><text:s text:c="3"/>2. If if does not exist, or returns</text:span><text:span text:style-name="T7"> false</text:span><text:span text:style-name="T6">, an attempt will be made to execute </text:span><text:span text:style-name="T3">CoreFunction</text:span><text:span text:style-name="T7">_</text:span><text:span text:style-name="T3">CurrentLocation</text:span><text:span text:style-name="T6">. This is the function </text:span><text:span text:style-name="T3">CoreFunction </text:span><text:span text:style-name="T6">that is associated with the current location.</text:span></text:p>
      <text:p text:style-name="Text_20_body"><text:span text:style-name="T6"><text:s text:c="3"/>3. If this does not exist, an attempt will be made to execute the global function </text:span><text:span text:style-name="T7">+</text:span><text:span text:style-name="T3">CoreFunction</text:span><text:span text:style-name="T6">. </text:span></text:p>
      <text:p text:style-name="Text_20_body"><text:span text:style-name="T6"><text:s text:c="3"/>4. If this function contains an </text:span><text:span text:style-name="T7">override</text:span><text:span text:style-name="T6"> command, an attempt will be made to execute </text:span><text:span text:style-name="T3">CoreFunction</text:span><text:span text:style-name="T7">_override_</text:span><text:span text:style-name="T3">CurrentLocation</text:span><text:span text:style-name="T6">. This is the function </text:span><text:span text:style-name="T3">CoreFunction</text:span><text:span text:style-name="T7">_override</text:span><text:span text:style-name="T3"> </text:span><text:span text:style-name="T6">that is associated with the current location.</text:span></text:p>
      <text:p text:style-name="Text_20_body"><text:span text:style-name="T6"><text:s text:c="3"/>5. If it does not exist, or returns</text:span><text:span text:style-name="T7"> false</text:span><text:span text:style-name="T6">, an attempt will be made to execute the function </text:span><text:span text:style-name="T7">+default_</text:span><text:span text:style-name="T3">CoreFunction</text:span><text:span text:style-name="T6">. </text:span></text:p>
      <text:p text:style-name="Text_20_body"><text:span text:style-name="T6"><text:s text:c="3"/>6. If this does not exist, or returns </text:span><text:span text:style-name="T7"><text:s/>false</text:span><text:span text:style-name="T6">, execution will continue from the line after the override command. </text:span></text:p>
      <text:p text:style-name="Text_20_body"><text:span text:style-name="T6"><text:s text:c="3"/>7. The interpreter attempts to execute the function </text:span><text:span text:style-name="T7">+after_</text:span><text:span text:style-name="T3">CoreFunction</text:span><text:span text:style-name="T6">. </text:span></text:p>
      <text:p text:style-name="Code_20_Heading"><text:span text:style-name="T7">grammar</text:span><text:span text:style-name="T6"> </text:span><text:span text:style-name="T3">verb</text:span><text:span text:style-name="T6"> </text:span><text:span text:style-name="T7">*</text:span><text:span text:style-name="T3">Object1</text:span><text:span text:style-name="T6"> </text:span><text:span text:style-name="T7">&gt;</text:span><text:span text:style-name="T3">CoreFunction</text:span><text:span text:style-name="T6"> </text:span></text:p>
      <text:p text:style-name="Text_20_body"><text:span text:style-name="T6"><text:s text:c="2"/>1. The interpreter attempts to execute the function </text:span><text:span text:style-name="T7">+before_</text:span><text:span text:style-name="T3">CoreFunction</text:span><text:span text:style-name="T6">. If this function exists and does not exist or returns</text:span><text:span text:style-name="T7"> false</text:span><text:span text:style-name="T6">, execution will skip directly to </text:span><text:span text:style-name="T7">+after_</text:span><text:span text:style-name="T3">CoreFunction</text:span><text:span text:style-name="T6">. </text:span></text:p>
      <text:p text:style-name="Text_20_body"><text:span text:style-name="T6"><text:s text:c="3"/>2. If if does not exist, or returns</text:span><text:span text:style-name="T7"> false</text:span><text:span text:style-name="T6">, an attempt will be made to execute </text:span><text:span text:style-name="T3">CoreFunction</text:span><text:span text:style-name="T7">_</text:span><text:span text:style-name="T3">Object1</text:span><text:span text:style-name="T6">. This is a function called </text:span><text:span text:style-name="T3">CoreFunction</text:span><text:span text:style-name="T6"> that is associated with </text:span><text:span text:style-name="T3">Object1</text:span><text:span text:style-name="T6">. </text:span></text:p>
      <text:p text:style-name="Text_20_body"><text:span text:style-name="T6"><text:s text:c="3"/>3. If this does not exist, an attempt will be made to execute the global function </text:span><text:span text:style-name="T7">+</text:span><text:span text:style-name="T3">CoreFunction</text:span><text:span text:style-name="T6">. </text:span></text:p>
      <text:p text:style-name="Text_20_body"><text:span text:style-name="T6"><text:s text:c="3"/>4. If this function contains an </text:span><text:span text:style-name="T7">override</text:span><text:span text:style-name="T6"> command, an attempt will be made to execute </text:span><text:span text:style-name="T3">CoreFunction</text:span><text:span text:style-name="T7">_override_</text:span><text:span text:style-name="T3">Object1</text:span><text:span text:style-name="T6">. This is a function called </text:span><text:span text:style-name="T3">CoreFunction</text:span><text:span text:style-name="T7">_override</text:span><text:span text:style-name="T6"> that is associated with the specified object. </text:span></text:p>
      <text:p text:style-name="Text_20_body"><text:span text:style-name="T6"><text:s text:c="3"/>5. If it does not exist, or returns</text:span><text:span text:style-name="T7"> false</text:span><text:span text:style-name="T6">, an attempt will be made to execute the function </text:span><text:span text:style-name="T7">+default_</text:span><text:span text:style-name="T3">CoreFunction</text:span><text:span text:style-name="T6">. </text:span></text:p>
      <text:p text:style-name="Text_20_body"><text:span text:style-name="T6"><text:s text:c="3"/>6. If this does not exist, or returns</text:span><text:span text:style-name="T7"> false</text:span><text:span text:style-name="T6">, execution will continue from the line after the override command. </text:span></text:p>
      <text:p text:style-name="Text_20_body"><text:span text:style-name="T6"><text:s text:c="3"/>7. The interpreter attempts to execute the function </text:span><text:span text:style-name="T7">+after_</text:span><text:span text:style-name="T3">CoreFunction</text:span><text:span text:style-name="T6">. </text:span></text:p>
      <text:p text:style-name="Code_20_Heading"><text:span text:style-name="T7">grammar</text:span><text:span text:style-name="T6"> </text:span><text:span text:style-name="T3">verb</text:span><text:span text:style-name="T6"> </text:span><text:span text:style-name="T7">*</text:span><text:span text:style-name="T3">Object1</text:span><text:span text:style-name="T6"> </text:span><text:span text:style-name="T3">preposition</text:span><text:span text:style-name="T6"> </text:span><text:span text:style-name="T7">*</text:span><text:span text:style-name="T6">Object2 </text:span><text:span text:style-name="T7">&gt;</text:span><text:span text:style-name="T3">CoreFunction</text:span><text:span text:style-name="T6"> </text:span></text:p>
      <text:p text:style-name="Text_20_body"><text:span text:style-name="T6"><text:s text:c="2"/>1. The interpreter attempts to execute the function </text:span><text:span text:style-name="T7">+before_</text:span><text:span text:style-name="T3">CoreFunction</text:span><text:span text:style-name="T6">. If this function exists and does not return</text:span><text:span text:style-name="T7"> false</text:span><text:span text:style-name="T6">, execution will skip directly to </text:span><text:span text:style-name="T7">+after_</text:span><text:span text:style-name="T3">CoreFunction</text:span><text:span text:style-name="T6">. </text:span></text:p>
      <text:p text:style-name="Text_20_body"><text:span text:style-name="T6"><text:s text:c="3"/>2. If if does not exist, or returns</text:span><text:span text:style-name="T7"> false</text:span><text:span text:style-name="T6">, an attempt will be made to execute </text:span><text:span text:style-name="T3">CoreFunction</text:span><text:span text:style-name="T7">_</text:span><text:span text:style-name="T3">Object2</text:span><text:span text:style-name="T7">_</text:span><text:span text:style-name="T3">Object1</text:span><text:span text:style-name="T6">. This is a function called </text:span><text:span text:style-name="T3">CoreFunction</text:span><text:span text:style-name="T7">_</text:span><text:span text:style-name="T3">Object2</text:span><text:span text:style-name="T6"> that is associated with </text:span><text:span text:style-name="T3">Object1</text:span><text:span text:style-name="T6">. </text:span></text:p>
      <text:p text:style-name="Text_20_body"><text:span text:style-name="T6"><text:s text:c="3"/>3. If this does not exist, or reutns</text:span><text:span text:style-name="T7"> false</text:span><text:span text:style-name="T6">, an attempt will be made to execute the global function </text:span><text:span text:style-name="T7">+</text:span><text:span text:style-name="T3">CoreFunction</text:span><text:span text:style-name="T6">. </text:span></text:p>
      <text:p text:style-name="Text_20_body"><text:span text:style-name="T6"><text:s text:c="3"/>4. If this function contains an </text:span><text:span text:style-name="T7">override</text:span><text:span text:style-name="T6"> command, an attempt will be made to execute </text:span><text:span text:style-name="T3">CoreFunction</text:span><text:span text:style-name="T6">_ </text:span><text:span text:style-name="T3">Object2</text:span><text:span text:style-name="T7">_override_</text:span><text:span text:style-name="T3">Object1</text:span><text:span text:style-name="T6">. This is a function called </text:span><text:span text:style-name="T3">CoreFunction</text:span><text:span text:style-name="T6">_</text:span><text:span text:style-name="T3">Object2</text:span><text:span text:style-name="T7">_override</text:span><text:span text:style-name="T6"> that is associated with </text:span><text:span text:style-name="T3">Object1</text:span><text:span text:style-name="T6">. </text:span></text:p>
      <text:p text:style-name="Text_20_body"><text:span text:style-name="T6"><text:s text:c="3"/>5. If it does not exist, an attempt will be made to execute the function </text:span><text:span text:style-name="T7">+default_</text:span><text:span text:style-name="T3">CoreFunction</text:span><text:span text:style-name="T6">. </text:span></text:p>
      <text:p text:style-name="Text_20_body"><text:span text:style-name="T6"><text:s text:c="3"/>6. If this does not exist, or returns</text:span><text:span text:style-name="T7"> false</text:span><text:span text:style-name="T6">, execution will continue from the line after the </text:span><text:span text:style-name="T7">override</text:span><text:span text:style-name="T6"> command. </text:span></text:p>
      <text:p text:style-name="Text_20_body"><text:span text:style-name="T6"><text:s text:c="3"/>7. The interpreter attempts to execute the function </text:span><text:span text:style-name="T7">+after_</text:span><text:span text:style-name="T3">CoreFunction</text:span><text:span text:style-name="T6">.</text:span></text:p>
      <text:h text:style-name="P8" text:outline-level="2">Data Typ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object</text:p>
          </table:table-cell>
          <table:table-cell table:style-name="Table1.A1" office:value-type="string">
            <text:p text:style-name="P2">Label : Name1 Name2 Name3<text:span text:style-name="T8">…</text:span></text:p>
          </table:table-cell>
        </table:table-row>
        <table:table-row>
          <table:table-cell table:style-name="Table1.A1" office:value-type="string">
            <text:p text:style-name="P1"><text:s text:c="2"/>plural</text:p>
          </table:table-cell>
          <table:table-cell table:style-name="Table1.A1" office:value-type="string">
            <text:p text:style-name="P2">PluralName1 PluralName2<text:span text:style-name="T8">…</text:span></text:p>
          </table:table-cell>
        </table:table-row>
        <table:table-row>
          <table:table-cell table:style-name="Table1.A1" office:value-type="string">
            <text:p text:style-name="P1"><text:s text:c="2"/>has</text:p>
          </table:table-cell>
          <table:table-cell table:style-name="Table1.A1" office:value-type="string">
            <text:p text:style-name="P2">Attribute1 Attribute2<text:span text:style-name="T8">…</text:span></text:p>
          </table:table-cell>
        </table:table-row>
        <table:table-row>
          <table:table-cell table:style-name="Table1.A1" office:value-type="string">
            <text:p text:style-name="P1"><text:s text:c="2"/>short</text:p>
          </table:table-cell>
          <table:table-cell table:style-name="Table1.A1" office:value-type="string">
            <text:p text:style-name="P2">IndefiniteArticle Description</text:p>
          </table:table-cell>
        </table:table-row>
        <table:table-row>
          <table:table-cell table:style-name="Table1.A1" office:value-type="string">
            <text:p text:style-name="P1"><text:s text:c="2"/>definite</text:p>
          </table:table-cell>
          <table:table-cell table:style-name="Table1.A1" office:value-type="string">
            <text:p text:style-name="P2">DefiniteArticle</text:p>
          </table:table-cell>
        </table:table-row>
        <table:table-row>
          <table:table-cell table:style-name="Table1.A1" office:value-type="string">
            <text:p text:style-name="P1"><text:s text:c="2"/>long</text:p>
          </table:table-cell>
          <table:table-cell table:style-name="Table1.A1" office:value-type="string">
            <text:p text:style-name="P2"><text:span text:style-name="T4">function</text:span> <text:span text:style-name="T5">or</text:span> LongDescription</text:p>
          </table:table-cell>
        </table:table-row>
        <table:table-row>
          <table:table-cell table:style-name="Table1.A1" office:value-type="string">
            <text:p text:style-name="P1"><text:s text:c="2"/>static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>location</text:p>
          </table:table-cell>
          <table:table-cell table:style-name="Table1.A1" office:value-type="string">
            <text:p text:style-name="P2">Label : Name1 Name2 Name3<text:span text:style-name="T8">…</text:span></text:p>
          </table:table-cell>
        </table:table-row>
        <table:table-row>
          <table:table-cell table:style-name="Table1.A1" office:value-type="string">
            <text:p text:style-name="P1">integer</text:p>
          </table:table-cell>
          <table:table-cell table:style-name="Table1.A1" office:value-type="string">
            <text:p text:style-name="P2">Label <text:span text:style-name="T5">[</text:span>Value<text:span text:style-name="T5">]</text:span></text:p>
          </table:table-cell>
        </table:table-row>
        <table:table-row>
          <table:table-cell table:style-name="Table1.A1" office:value-type="string">
            <text:p text:style-name="P1">constant</text:p>
          </table:table-cell>
          <table:table-cell table:style-name="Table1.A1" office:value-type="string">
            <text:p text:style-name="P2">Label Value</text:p>
          </table:table-cell>
        </table:table-row>
        <table:table-row>
          <table:table-cell table:style-name="Table1.A1" office:value-type="string">
            <text:p text:style-name="P1">string</text:p>
          </table:table-cell>
          <table:table-cell table:style-name="Table1.A1" office:value-type="string">
            <text:p text:style-name="P2">Label Value</text:p>
          </table:table-cell>
        </table:table-row>
        <table:table-row>
          <table:table-cell table:style-name="Table1.A1" office:value-type="string">
            <text:p text:style-name="P1">grammar</text:p>
          </table:table-cell>
          <table:table-cell table:style-name="Table1.A1" office:value-type="string">
            <text:p text:style-name="Code"><text:span text:style-name="T1">Syntax</text:span> (<text:span text:style-name="T4">*held</text:span>|<text:span text:style-name="T4">*here</text:span>|<text:span text:style-name="T4">*present</text:span>|<text:span text:style-name="T4">*anywhere</text:span>) <text:span text:style-name="T4">&gt;</text:span><text:span text:style-name="T2">CoreFunction</text:span></text:p>
          </table:table-cell>
        </table:table-row>
        <table:table-row>
          <table:table-cell table:style-name="Table1.A1" office:value-type="string">
            <text:p text:style-name="P1">synonym</text:p>
          </table:table-cell>
          <table:table-cell table:style-name="Table1.A1" office:value-type="string">
            <text:p text:style-name="P2">OriginalWord ReplacementWord</text:p>
          </table:table-cell>
        </table:table-row>
        <table:table-row>
          <table:table-cell table:style-name="Table1.A1" office:value-type="string">
            <text:p text:style-name="P1">filter</text:p>
          </table:table-cell>
          <table:table-cell table:style-name="Table1.A1" office:value-type="string">
            <text:p text:style-name="P2">WordToFilter</text:p>
          </table:table-cell>
        </table:table-row>
        <table:table-row>
          <table:table-cell table:style-name="Table1.A1" office:value-type="string">
            <text:p text:style-name="P1">attribute</text:p>
          </table:table-cell>
          <table:table-cell table:style-name="Table1.A1" office:value-type="string">
            <text:p text:style-name="P2">Label</text:p>
          </table:table-cell>
        </table:table-row>
      </table:table>
      <text:h text:style-name="Heading_20_2" text:outline-level="2">Text Macros</text:h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Code">{list}</text:p>
            <text:p text:style-name="Code"><text:soft-page-break/>{it}</text:p>
            <text:p text:style-name="Code">{that}<text:line-break/>{long}</text:p>
          </table:table-cell>
          <table:table-cell table:style-name="Table9.A1" office:value-type="string">
            <text:p text:style-name="Code">{is}</text:p>
            <text:p text:style-name="Code"><text:soft-page-break/>{isnt}</text:p>
            <text:p text:style-name="Code">{the}<text:line-break/>{names}</text:p>
          </table:table-cell>
          <table:table-cell table:style-name="Table9.A1" office:value-type="string">
            <text:p text:style-name="Code">{does}</text:p>
            <text:p text:style-name="Code"><text:soft-page-break/>{doesnt}</text:p>
            <text:p text:style-name="Code">{s}<text:line-break/>{label}</text:p>
          </table:table-cell>
        </table:table-row>
      </table:table>
      <text:h text:style-name="Heading_20_2" text:outline-level="2">Object Element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">parent</text:p>
            <text:p text:style-name="P3">capacity</text:p>
            <text:p text:style-name="P3">mass</text:p>
            <text:p text:style-name="P3">bearing</text:p>
            <text:p text:style-name="P3">velocity</text:p>
            <text:p text:style-name="P3">next</text:p>
            <text:p text:style-name="P3">previous</text:p>
            <text:p text:style-name="P3">child</text:p>
          </table:table-cell>
          <table:table-cell table:style-name="Table4.A1" office:value-type="string">
            <text:p text:style-name="Code">0</text:p>
            <text:p text:style-name="Code">1</text:p>
            <text:p text:style-name="Code">2</text:p>
            <text:p text:style-name="Code">3</text:p>
            <text:p text:style-name="Code">4</text:p>
            <text:p text:style-name="Code">5</text:p>
            <text:p text:style-name="Code">6</text:p>
            <text:p text:style-name="Code">7</text:p>
          </table:table-cell>
          <table:table-cell table:style-name="Table4.A1" office:value-type="string">
            <text:p text:style-name="P3">index</text:p>
            <text:p text:style-name="P3">status</text:p>
            <text:p text:style-name="P3">state</text:p>
            <text:p text:style-name="P3">counter</text:p>
            <text:p text:style-name="P3">points</text:p>
            <text:p text:style-name="P3">class</text:p>
            <text:p text:style-name="P3">x</text:p>
            <text:p text:style-name="P3">y</text:p>
          </table:table-cell>
          <table:table-cell table:style-name="Table4.A1" office:value-type="string">
            <text:p text:style-name="Code">8</text:p>
            <text:p text:style-name="Code">9</text:p>
            <text:p text:style-name="Code">10</text:p>
            <text:p text:style-name="Code">11</text:p>
            <text:p text:style-name="Code">12</text:p>
            <text:p text:style-name="Code">13</text:p>
            <text:p text:style-name="Code">14</text:p>
            <text:p text:style-name="Code">15</text:p>
          </table:table-cell>
        </table:table-row>
      </table:table>
      <text:h text:style-name="Heading_20_2" text:outline-level="2">Flow Contro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Value Operator Value</text:p>
          </table:table-cell>
          <table:table-cell table:style-name="Table3.A1" office:value-type="string">
            <text:p text:style-name="Table_20_Contents">two values separated by an operator form an expression (<text:span text:style-name="T1">Expr</text:span>).</text:p>
          </table:table-cell>
        </table:table-row>
        <table:table-row>
          <table:table-cell table:style-name="Table3.A1" office:value-type="string">
            <text:p text:style-name="Code"><text:span text:style-name="T4">if</text:span> <text:span text:style-name="T1">Expr1</text:span> <text:span text:style-name="T4">:</text:span> <text:span text:style-name="T1">Expr2</text:span><text:span text:style-name="T8">…</text:span></text:p>
          </table:table-cell>
          <table:table-cell table:style-name="Table3.A1" office:value-type="string">
            <text:p text:style-name="Table_20_Contents">evaluates to true if one of the expressions is true</text:p>
          </table:table-cell>
        </table:table-row>
        <table:table-row>
          <table:table-cell table:style-name="Table3.A1" office:value-type="string">
            <text:p text:style-name="Code"><text:span text:style-name="T4">ifall</text:span> <text:span text:style-name="T1">Expr1</text:span> <text:span text:style-name="T4">:</text:span> <text:span text:style-name="T1">Expr2</text:span><text:span text:style-name="T8">…</text:span></text:p>
          </table:table-cell>
          <table:table-cell table:style-name="Table3.A1" office:value-type="string">
            <text:p text:style-name="Table_20_Contents">evaluates to true if all the expressions are true</text:p>
          </table:table-cell>
        </table:table-row>
        <table:table-row>
          <table:table-cell table:style-name="Table3.A1" office:value-type="string">
            <text:p text:style-name="Code"><text:span text:style-name="T4">ifstring</text:span> <text:span text:style-name="T1">Expr1</text:span> <text:span text:style-name="T4">:</text:span> <text:span text:style-name="T1">Expr2</text:span><text:span text:style-name="T9">…</text:span></text:p>
          </table:table-cell>
          <table:table-cell table:style-name="Table3.A1" office:value-type="string">
            <text:p text:style-name="Table_20_Contents">evaluates to true if one of the expressions is true</text:p>
          </table:table-cell>
        </table:table-row>
        <table:table-row>
          <table:table-cell table:style-name="Table3.A1" office:value-type="string">
            <text:p text:style-name="Code"><text:span text:style-name="T4">ifexecute</text:span> <text:span text:style-name="T1">Function</text:span></text:p>
          </table:table-cell>
          <table:table-cell table:style-name="Table3.A1" office:value-type="string">
            <text:p text:style-name="Table_20_Contents">evaluates to true if the function exists and returns true</text:p>
          </table:table-cell>
        </table:table-row>
        <table:table-row>
          <table:table-cell table:style-name="Table3.A1" office:value-type="string">
            <text:p text:style-name="P1">endif</text:p>
          </table:table-cell>
          <table:table-cell table:style-name="Table3.A1" office:value-type="string">
            <text:p text:style-name="Table_20_Contents">closes the matching <text:span text:style-name="T4">if</text:span> or <text:span text:style-name="T4">ifall</text:span> block</text:p>
          </table:table-cell>
        </table:table-row>
        <table:table-row>
          <table:table-cell table:style-name="Table3.A1" office:value-type="string">
            <text:p text:style-name="P1">else</text:p>
          </table:table-cell>
          <table:table-cell table:style-name="Table3.A1" office:value-type="string">
            <text:p text:style-name="Table_20_Contents">code after executes if the previous <text:span text:style-name="T4">if</text:span> or <text:span text:style-name="T4">ifall</text:span> was false.</text:p>
          </table:table-cell>
        </table:table-row>
        <table:table-row>
          <table:table-cell table:style-name="Table3.A1" office:value-type="string">
            <text:p text:style-name="P1">loop <text:span text:style-name="T10">…</text:span> endloop</text:p>
          </table:table-cell>
          <table:table-cell table:style-name="Table3.A1" office:value-type="string">
            <text:p text:style-name="Table_20_Contents">loops through all defined objects and locations</text:p>
          </table:table-cell>
        </table:table-row>
        <table:table-row>
          <table:table-cell table:style-name="Table3.A1" office:value-type="string">
            <text:p text:style-name="P1">repeat <text:span text:style-name="T10">…</text:span> until<text:span text:style-name="T2"> Expr</text:span></text:p>
          </table:table-cell>
          <table:table-cell table:style-name="Table3.A1" office:value-type="string">
            <text:p text:style-name="Table_20_Contents">loops through the contained code until <text:span text:style-name="T1">Expr</text:span> is true</text:p>
          </table:table-cell>
        </table:table-row>
        <table:table-row>
          <table:table-cell table:style-name="Table3.A1" office:value-type="string">
            <text:p text:style-name="P1">while <text:span text:style-name="T2">Expr</text:span> <text:span text:style-name="T10">…</text:span> endwhile</text:p>
          </table:table-cell>
          <table:table-cell table:style-name="Table3.A1" office:value-type="string">
            <text:p text:style-name="Table_20_Contents">loops through the contained code while <text:span text:style-name="T1">Expr</text:span> is true</text:p>
          </table:table-cell>
        </table:table-row>
        <table:table-row>
          <table:table-cell table:style-name="Table3.A1" office:value-type="string">
            <text:p text:style-name="Code"><text:span text:style-name="T4">execute</text:span> Function<text:span text:style-name="T4">&lt;</text:span>arg0<text:span text:style-name="T4">&lt;</text:span>arg1<text:span text:style-name="T8">…</text:span></text:p>
          </table:table-cell>
          <table:table-cell table:style-name="Table3.A1" office:value-type="string">
            <text:p text:style-name="Table_20_Contents">calls the specified function passing arguments into the arrays: <text:span text:style-name="T4">arg[]</text:span> and <text:span text:style-name="T4">$arg[]</text:span></text:p>
          </table:table-cell>
        </table:table-row>
        <table:table-row>
          <table:table-cell table:style-name="Table3.A1" office:value-type="string">
            <text:p text:style-name="Code"><text:span text:style-name="T4">return</text:span> <text:span text:style-name="T1">Value</text:span></text:p>
          </table:table-cell>
          <table:table-cell table:style-name="Table3.A1" office:value-type="string">
            <text:p text:style-name="Table_20_Contents">exits from a function returning the specified value</text:p>
          </table:table-cell>
        </table:table-row>
      </table:table>
      <text:h text:style-name="Heading_20_2" text:outline-level="2">Operator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= or ==</text:p>
            <text:p text:style-name="P3">!= or &lt;&gt;</text:p>
            <text:p text:style-name="P3">&gt;</text:p>
            <text:p text:style-name="P3">&lt;</text:p>
            <text:p text:style-name="P3">&gt;= or =&gt;</text:p>
            <text:p text:style-name="P3">&lt;= or =&lt;</text:p>
          </table:table-cell>
          <table:table-cell table:style-name="Table8.A1" office:value-type="string">
            <text:p text:style-name="P3">has</text:p>
            <text:p text:style-name="P3">hasnt</text:p>
            <text:p text:style-name="P3">is</text:p>
            <text:p text:style-name="P3">isnt</text:p>
            <text:p text:style-name="P3">grandof</text:p>
            <text:p text:style-name="P3">!grandof</text:p>
          </table:table-cell>
        </table:table-row>
      </table:table>
      <text:h text:style-name="Heading_20_2" text:outline-level="2">Attribute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h text:style-name="Heading_20_3" text:outline-level="3">Object</text:h>
          </table:table-cell>
          <table:table-cell table:style-name="Table5.A1" office:value-type="string">
            <text:h text:style-name="Heading_20_3" text:outline-level="3">Location</text:h>
          </table:table-cell>
        </table:table-row>
        <table:table-row>
          <table:table-cell table:style-name="Table5.A1" office:value-type="string">
            <text:p text:style-name="P3">CLOSED</text:p>
            <text:p text:style-name="P3">LOCKED</text:p>
            <text:p text:style-name="P3">DEAD</text:p>
            <text:p text:style-name="P3">IGNITABLE</text:p>
            <text:p text:style-name="P3">WORN</text:p>
            <text:p text:style-name="P3">CONCEALING</text:p>
            <text:p text:style-name="P3">LUMINOUS</text:p>
            <text:p text:style-name="P3">WEARABLE</text:p>
            <text:p text:style-name="P3">CLOSABLE</text:p>
            <text:p text:style-name="P3">LOCKABLE</text:p>
            <text:p text:style-name="P3">ANIMATE</text:p>
            <text:p text:style-name="P3">LIQUID</text:p>
            <text:p text:style-name="P3">CONTAINER</text:p>
            <text:p text:style-name="P3">SURFACE</text:p>
            <text:p text:style-name="P3">PLURAL</text:p>
            <text:p text:style-name="P3">FLAMMABLE</text:p>
            <text:p text:style-name="P3">BURNING</text:p>
            <text:p text:style-name="P3">LOCATION</text:p>
            <text:p text:style-name="P3">ON</text:p>
            <text:p text:style-name="P3">DAMAGED</text:p>
            <text:p text:style-name="P3">FEMALE</text:p>
            <text:p text:style-name="P3">POSSESSIVE</text:p>
            <text:p text:style-name="P3">OUT_OF_REACH</text:p>
            <text:p text:style-name="P3">TOUCHED</text:p>
            <text:p text:style-name="P3">SCORED</text:p>
            <text:p text:style-name="P3">SITTING</text:p>
            <text:p text:style-name="P3">GAS</text:p>
            <text:p text:style-name="P3">NO_TAB</text:p>
            <text:p text:style-name="P3">NOT_IMPORTANT</text:p>
          </table:table-cell>
          <table:table-cell table:style-name="Table5.A1" office:value-type="string">
            <text:p text:style-name="P3">VISITED</text:p>
            <text:p text:style-name="P3">DARK</text:p>
            <text:p text:style-name="P3">ON_WATER</text:p>
            <text:p text:style-name="P3">UNDER_WATER</text:p>
            <text:p text:style-name="P3">WITHOUT_AIR</text:p>
            <text:p text:style-name="P3">OUTDOORS</text:p>
            <text:p text:style-name="P3">MID_AIR<text:line-break/>TIGHT_ROPE<text:line-break/>POLLUTED<text:line-break/>SOLVED<text:line-break/>MID_WATER<text:line-break/>DARKNESS<text:line-break/>MAPPED<text:line-break/>KNOWN<text:line-break/><text:line-break/><text:line-break/><text:line-break/>LOCATION<text:line-break/></text:p>
            <text:p text:style-name="P3"/>
            <text:p text:style-name="P3"/>
            <text:p text:style-name="P3"/>
            <text:p text:style-name="P3"/>
            <text:p text:style-name="P3"/>
            <text:p text:style-name="P3">SCORED<text:line-break/></text:p>
            <text:p text:style-name="P3"/>
            <text:p text:style-name="P3">NO_TAB</text:p>
            <text:p text:style-name="P3">NOT_IMPORTANT</text:p>
          </table:table-cell>
        </table:table-row>
      </table:table>
      <text:h text:style-name="Heading_20_2" text:outline-level="2">Common Verb Functions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">examine</text:p>
            <text:p text:style-name="P3">insert_in</text:p>
            <text:p text:style-name="P3">remove</text:p>
            <text:p text:style-name="P3">tell_about</text:p>
            <text:p text:style-name="P3">show_to</text:p>
            <text:p text:style-name="P3">open</text:p>
            <text:p text:style-name="P3">pull</text:p>
            <text:p text:style-name="P3">push</text:p>
          </table:table-cell>
          <table:table-cell table:style-name="Table6.A1" office:value-type="string">
            <text:p text:style-name="P3">take</text:p>
            <text:p text:style-name="P3">insert_on</text:p>
            <text:p text:style-name="P3">talk_to</text:p>
            <text:p text:style-name="P3">ask_for</text:p>
            <text:p text:style-name="P3">lock</text:p>
            <text:p text:style-name="P3">close</text:p>
            <text:p text:style-name="P3">listen_to</text:p>
            <text:p text:style-name="P3">throw_at</text:p>
          </table:table-cell>
          <table:table-cell table:style-name="Table6.A1" office:value-type="string">
            <text:p text:style-name="P3">drop</text:p>
            <text:p text:style-name="P3">wear</text:p>
            <text:p text:style-name="P3">ask_about</text:p>
            <text:p text:style-name="P3">give_to</text:p>
            <text:p text:style-name="P3">unlock</text:p>
            <text:p text:style-name="P3">turn_on</text:p>
            <text:p text:style-name="P3">turn_off</text:p>
            <text:p text:style-name="P3">drink_from</text:p>
          </table:table-cell>
        </table:table-row>
      </table:table>
      <text:h text:style-name="Heading_20_2" text:outline-level="2">JACL Command Summary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Code">set</text:p>
            <text:p text:style-name="Code">write</text:p>
            <text:p text:style-name="Code">more</text:p>
            <text:p text:style-name="Code">move</text:p>
            <text:p text:style-name="Code">distance</text:p>
            <text:p text:style-name="Code">asknumber</text:p>
            <text:p text:style-name="Code">sound</text:p>
            <text:p text:style-name="Code">image</text:p>
            <text:p text:style-name="Code">dir_to</text:p>
            <text:p text:style-name="Code">if</text:p>
            <text:p text:style-name="Code">else</text:p>
            <text:p text:style-name="Code">terminate</text:p>
            <text:p text:style-name="Code">look</text:p>
          </table:table-cell>
          <table:table-cell table:style-name="Table7.A1" office:value-type="string">
            <text:p text:style-name="Code">setstring</text:p>
            <text:p text:style-name="Code">print</text:p>
            <text:p text:style-name="Code">style</text:p>
            <text:p text:style-name="Code">proxy</text:p>
            <text:p text:style-name="Code">position</text:p>
            <text:p text:style-name="Code">getnumber</text:p>
            <text:p text:style-name="Code">volume</text:p>
            <text:p text:style-name="Code">execute</text:p>
            <text:p text:style-name="Code">length</text:p>
            <text:p text:style-name="Code">ifstring</text:p>
            <text:p text:style-name="Code">endif</text:p>
            <text:p text:style-name="Code">cursor<text:line-break/>updatestatus</text:p>
          </table:table-cell>
          <table:table-cell table:style-name="Table7.A1" office:value-type="string">
            <text:p text:style-name="Code">padstring</text:p>
            <text:p text:style-name="Code">getstring</text:p>
            <text:p text:style-name="Code">clear</text:p>
            <text:p text:style-name="Code">bearing</text:p>
            <text:p text:style-name="Code">getyesorno</text:p>
            <text:p text:style-name="Code">override</text:p>
            <text:p text:style-name="Code">stop</text:p>
            <text:p text:style-name="Code">points</text:p>
            <text:p text:style-name="Code">ensure</text:p>
            <text:p text:style-name="Code">ifall</text:p>
            <text:p text:style-name="Code">ifexecute</text:p>
            <text:p text:style-name="Code">return<text:line-break/></text:p>
          </table:table-cell>
        </table:table-row>
      </table:table>
      <text:p text:style-name="P5">JACL 2.7 Reference Card Version <text:s/>by Stuart Allen 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Tahoma1" svg:font-family="Tahoma"/>
    <style:font-face style:name="Times" svg:font-family="Times"/>
    <style:font-face style:name="Tlwg Typist" svg:font-family="'Tlwg Typist'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AU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 style:font-size-asian="10.5pt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Code" style:family="paragraph" style:parent-style-name="Text_20_body" style:master-page-name="">
      <style:paragraph-properties fo:margin-top="0cm" fo:margin-bottom="0cm" style:page-number="auto"/>
      <style:text-properties style:font-name="Tlwg Typist" fo:font-size="10pt" fo:font-weight="normal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de_20_Heading" style:display-name="Code Heading" style:family="paragraph" style:parent-style-name="Code">
      <style:paragraph-properties fo:margin-top="0cm" fo:margin-bottom="0.1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cm" fo:margin-bottom="0.109cm"/>
      <style:text-properties fo:font-size="12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3" fo:column-gap="0.198cm">
          <style:column style:rel-width="21845*" fo:start-indent="0cm" fo:end-indent="0.099cm"/>
          <style:column style:rel-width="21845*" fo:start-indent="0.099cm" fo:end-indent="0.099cm"/>
          <style:column style:rel-width="21845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Stuart Allen</meta:initial-creator>
    <meta:creation-date>2008-04-23T19:45:13</meta:creation-date>
    <dc:creator>Stuart Allen</dc:creator>
    <dc:date>2010-04-19T13:44:12</dc:date>
    <meta:printed-by>Stuart Allen</meta:printed-by>
    <meta:print-date>2008-04-25T11:43:15</meta:print-date>
    <meta:editing-cycles>25</meta:editing-cycles>
    <meta:editing-duration>PT28H23M21S</meta:editing-duration>
    <meta:document-statistic meta:table-count="9" meta:image-count="0" meta:object-count="0" meta:page-count="2" meta:paragraph-count="255" meta:word-count="898" meta:character-count="5924"/>
    <meta:user-defined meta:name="Info 1"/>
    <meta:user-defined meta:name="Info 2"/>
    <meta:user-defined meta:name="Info 3"/>
    <meta:user-defined meta:name="Info 4"/>
  </office:meta>
</office:document-meta>
</file>